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1EE070CEE55E6BE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EE070CEE55E6BE3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heft Lazarus op</text:span></text:p>
            <text:p text:style-name="P3"><text:span text:style-name="T2">(Johannes 11:1-5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7:25.443000000</dc:date>
    <meta:editing-duration>PT2H24M5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